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2">
      <style:paragraph-properties fo:margin-top="0in" fo:margin-bottom="0in" style:contextual-spacing="false"/>
    </style:style>
    <style:style style:name="P3" style:family="paragraph" style:parent-style-name="Text_20_body" style:list-style-name="L3">
      <style:paragraph-properties fo:margin-top="0in" fo:margin-bottom="0in" style:contextual-spacing="false"/>
    </style:style>
    <style:style style:name="P4" style:family="paragraph" style:parent-style-name="Text_20_body" style:list-style-name="L4">
      <style:paragraph-properties fo:margin-top="0in" fo:margin-bottom="0in" style:contextual-spacing="false"/>
    </style:style>
    <style:style style:name="P5" style:family="paragraph" style:parent-style-name="Text_20_body" style:list-style-name="L5">
      <style:paragraph-properties fo:margin-top="0in" fo:margin-bottom="0in" style:contextual-spacing="false"/>
    </style:style>
    <style:style style:name="P6" style:family="paragraph" style:parent-style-name="Text_20_body" style:list-style-name="L6">
      <style:paragraph-properties fo:margin-top="0in" fo:margin-bottom="0in" style:contextual-spacing="false"/>
    </style:style>
    <style:style style:name="P7" style:family="paragraph" style:parent-style-name="Text_20_body" style:list-style-name="L7">
      <style:paragraph-properties fo:margin-top="0in" fo:margin-bottom="0in" style:contextual-spacing="false"/>
    </style:style>
    <style:style style:name="P8" style:family="paragraph" style:parent-style-name="Text_20_body" style:list-style-name="L8">
      <style:paragraph-properties fo:margin-top="0in" fo:margin-bottom="0in" style:contextual-spacing="false"/>
    </style:style>
    <style:style style:name="P9" style:family="paragraph" style:parent-style-name="Text_20_body" style:list-style-name="L9">
      <style:paragraph-properties fo:margin-top="0in" fo:margin-bottom="0in" style:contextual-spacing="false"/>
    </style:style>
    <style:style style:name="P10" style:family="paragraph" style:parent-style-name="Text_20_body" style:list-style-name="L10"/>
    <style:style style:name="P11" style:family="paragraph" style:parent-style-name="Text_20_body" style:list-style-name="L11">
      <style:paragraph-properties fo:margin-top="0in" fo:margin-bottom="0in" style:contextual-spacing="false"/>
    </style:style>
    <style:style style:name="P12" style:family="paragraph" style:parent-style-name="Text_20_body" style:list-style-name="L12">
      <style:paragraph-properties fo:margin-top="0in" fo:margin-bottom="0in" style:contextual-spacing="false"/>
    </style:style>
    <style:style style:name="P13" style:family="paragraph" style:parent-style-name="Text_20_body" style:list-style-name="L13">
      <style:paragraph-properties fo:margin-top="0in" fo:margin-bottom="0in" style:contextual-spacing="false"/>
    </style:style>
    <style:style style:name="P14" style:family="paragraph" style:parent-style-name="Text_20_body" style:list-style-name="L14">
      <style:paragraph-properties fo:margin-top="0in" fo:margin-bottom="0in" style:contextual-spacing="false"/>
    </style:style>
    <style:style style:name="P15" style:family="paragraph" style:parent-style-name="Text_20_body" style:list-style-name="L15">
      <style:paragraph-properties fo:margin-top="0in" fo:margin-bottom="0in" style:contextual-spacing="false"/>
    </style:style>
    <style:style style:name="P16" style:family="paragraph" style:parent-style-name="Text_20_body" style:list-style-name="L16"/>
    <style:style style:name="P17" style:family="paragraph" style:parent-style-name="Text_20_body" style:list-style-name="L17">
      <style:paragraph-properties fo:margin-top="0in" fo:margin-bottom="0in" style:contextual-spacing="false"/>
    </style:style>
    <style:style style:name="P18" style:family="paragraph" style:parent-style-name="Text_20_body" style:list-style-name="L18">
      <style:paragraph-properties fo:margin-top="0in" fo:margin-bottom="0in" style:contextual-spacing="false"/>
    </style:style>
    <style:style style:name="P19" style:family="paragraph" style:parent-style-name="Text_20_body" style:list-style-name="L19">
      <style:paragraph-properties fo:margin-top="0in" fo:margin-bottom="0in" style:contextual-spacing="false"/>
    </style:style>
    <style:style style:name="P20" style:family="paragraph" style:parent-style-name="Text_20_body" style:list-style-name="L20">
      <style:paragraph-properties fo:margin-top="0in" fo:margin-bottom="0in" style:contextual-spacing="false"/>
    </style:style>
    <style:style style:name="P21" style:family="paragraph" style:parent-style-name="Text_20_body" style:list-style-name="L21">
      <style:paragraph-properties fo:margin-top="0in" fo:margin-bottom="0in" style:contextual-spacing="false"/>
    </style:style>
    <style:style style:name="P22" style:family="paragraph" style:parent-style-name="Text_20_body" style:list-style-name="L22">
      <style:paragraph-properties fo:margin-top="0in" fo:margin-bottom="0in" style:contextual-spacing="false"/>
    </style:style>
    <style:style style:name="P23" style:family="paragraph" style:parent-style-name="Text_20_body" style:list-style-name="L23">
      <style:paragraph-properties fo:margin-top="0in" fo:margin-bottom="0in" style:contextual-spacing="false"/>
    </style:style>
    <style:style style:name="P24" style:family="paragraph" style:parent-style-name="Text_20_body" style:list-style-name="L24">
      <style:paragraph-properties fo:margin-top="0in" fo:margin-bottom="0in" style:contextual-spacing="false"/>
    </style:style>
    <style:style style:name="P25" style:family="paragraph" style:parent-style-name="Text_20_body" style:list-style-name="L25">
      <style:paragraph-properties fo:margin-top="0in" fo:margin-bottom="0in" style:contextual-spacing="false"/>
    </style:style>
    <style:style style:name="P26" style:family="paragraph" style:parent-style-name="Text_20_body" style:list-style-name="L26">
      <style:paragraph-properties fo:margin-top="0in" fo:margin-bottom="0in" style:contextual-spacing="false"/>
    </style:style>
    <style:style style:name="P27" style:family="paragraph" style:parent-style-name="Text_20_body" style:list-style-name="L27">
      <style:paragraph-properties fo:margin-top="0in" fo:margin-bottom="0in" style:contextual-spacing="false"/>
    </style:style>
    <style:style style:name="P28" style:family="paragraph" style:parent-style-name="Text_20_body" style:list-style-name="L28">
      <style:paragraph-properties fo:margin-top="0in" fo:margin-bottom="0in" style:contextual-spacing="false"/>
    </style:style>
    <style:style style:name="P29" style:family="paragraph" style:parent-style-name="Text_20_body" style:list-style-name="L29"/>
    <style:style style:name="P30" style:family="paragraph" style:parent-style-name="Text_20_body" style:list-style-name="L30">
      <style:paragraph-properties fo:margin-top="0in" fo:margin-bottom="0in" style:contextual-spacing="false"/>
    </style:style>
    <style:style style:name="P31" style:family="paragraph" style:parent-style-name="Text_20_body" style:list-style-name="L31">
      <style:paragraph-properties fo:margin-top="0in" fo:margin-bottom="0in" style:contextual-spacing="false"/>
    </style:style>
    <style:style style:name="P32" style:family="paragraph" style:parent-style-name="Text_20_body" style:list-style-name="L32">
      <style:paragraph-properties fo:margin-top="0in" fo:margin-bottom="0in" style:contextual-spacing="false"/>
    </style:style>
    <style:style style:name="P33" style:family="paragraph" style:parent-style-name="Text_20_body" style:list-style-name="L33">
      <style:paragraph-properties fo:margin-top="0in" fo:margin-bottom="0in" style:contextual-spacing="false"/>
    </style:style>
    <style:style style:name="P34" style:family="paragraph" style:parent-style-name="Text_20_body" style:list-style-name="L34">
      <style:paragraph-properties fo:margin-top="0in" fo:margin-bottom="0in" style:contextual-spacing="false"/>
    </style:style>
    <style:style style:name="P35" style:family="paragraph" style:parent-style-name="Text_20_body" style:list-style-name="L35">
      <style:paragraph-properties fo:margin-top="0in" fo:margin-bottom="0in" style:contextual-spacing="false"/>
    </style:style>
    <style:style style:name="P36" style:family="paragraph" style:parent-style-name="Text_20_body" style:list-style-name="L36">
      <style:paragraph-properties fo:margin-top="0in" fo:margin-bottom="0in" style:contextual-spacing="false"/>
    </style:style>
    <style:style style:name="P37" style:family="paragraph" style:parent-style-name="Text_20_body" style:list-style-name="L37"/>
    <style:style style:name="P38" style:family="paragraph" style:parent-style-name="Text_20_body" style:list-style-name="L38">
      <style:paragraph-properties fo:margin-top="0in" fo:margin-bottom="0in" style:contextual-spacing="false"/>
    </style:style>
    <style:style style:name="P39" style:family="paragraph" style:parent-style-name="Text_20_body" style:list-style-name="L39">
      <style:paragraph-properties fo:margin-top="0in" fo:margin-bottom="0in" style:contextual-spacing="false"/>
    </style:style>
    <style:style style:name="P40" style:family="paragraph" style:parent-style-name="Text_20_body" style:list-style-name="L40">
      <style:paragraph-properties fo:margin-top="0in" fo:margin-bottom="0in" style:contextual-spacing="false"/>
    </style:style>
    <style:style style:name="P41" style:family="paragraph" style:parent-style-name="Text_20_body" style:list-style-name="L41">
      <style:paragraph-properties fo:margin-top="0in" fo:margin-bottom="0in" style:contextual-spacing="false"/>
    </style:style>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paragraph-properties fo:margin-top="0in" fo:margin-bottom="0in" style:contextual-spacing="false"/>
    </style:style>
    <style:style style:name="P46" style:family="paragraph" style:parent-style-name="Text_20_body" style:list-style-name="L46">
      <style:paragraph-properties fo:margin-top="0in" fo:margin-bottom="0in" style:contextual-spacing="false"/>
    </style:style>
    <style:style style:name="P47" style:family="paragraph" style:parent-style-name="Text_20_body" style:list-style-name="L47">
      <style:paragraph-properties fo:margin-top="0in" fo:margin-bottom="0in" style:contextual-spacing="false"/>
    </style:style>
    <style:style style:name="P48" style:family="paragraph" style:parent-style-name="Text_20_body" style:list-style-name="L48"/>
    <style:style style:name="P49" style:family="paragraph" style:parent-style-name="Text_20_body" style:list-style-name="L49">
      <style:paragraph-properties fo:margin-top="0in" fo:margin-bottom="0in" style:contextual-spacing="false"/>
    </style:style>
    <style:style style:name="P50" style:family="paragraph" style:parent-style-name="Text_20_body" style:list-style-name="L50">
      <style:paragraph-properties fo:margin-top="0in" fo:margin-bottom="0in" style:contextual-spacing="false"/>
    </style:style>
    <style:style style:name="P51" style:family="paragraph" style:parent-style-name="Text_20_body" style:list-style-name="L51">
      <style:paragraph-properties fo:margin-top="0in" fo:margin-bottom="0in" style:contextual-spacing="false"/>
    </style:style>
    <style:style style:name="P52" style:family="paragraph" style:parent-style-name="Text_20_body" style:list-style-name="L52">
      <style:paragraph-properties fo:margin-top="0in" fo:margin-bottom="0in" style:contextual-spacing="false"/>
    </style:style>
    <style:style style:name="P53" style:family="paragraph" style:parent-style-name="Text_20_body" style:list-style-name="L53"/>
    <style:style style:name="P54" style:family="paragraph" style:parent-style-name="Text_20_body" style:list-style-name="L54">
      <style:paragraph-properties fo:margin-top="0in" fo:margin-bottom="0in" style:contextual-spacing="false"/>
    </style:style>
    <style:style style:name="P55" style:family="paragraph" style:parent-style-name="Text_20_body" style:list-style-name="L55">
      <style:paragraph-properties fo:margin-top="0in" fo:margin-bottom="0in" style:contextual-spacing="false"/>
    </style:style>
    <style:style style:name="P56" style:family="paragraph" style:parent-style-name="Text_20_body" style:list-style-name="L56">
      <style:paragraph-properties fo:margin-top="0in" fo:margin-bottom="0in" style:contextual-spacing="false"/>
    </style:style>
    <style:style style:name="P57" style:family="paragraph" style:parent-style-name="Text_20_body" style:list-style-name="L57">
      <style:paragraph-properties fo:margin-top="0in" fo:margin-bottom="0in" style:contextual-spacing="false"/>
    </style:style>
    <style:style style:name="P58" style:family="paragraph" style:parent-style-name="Text_20_body" style:list-style-name="L58">
      <style:paragraph-properties fo:margin-top="0in" fo:margin-bottom="0in" style:contextual-spacing="false"/>
    </style:style>
    <style:style style:name="P59" style:family="paragraph" style:parent-style-name="Text_20_body" style:list-style-name="L59">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getting-started-with-the-linux-cli"/>Getting Started with the Linux CLI<text:bookmark-end text:name="getting-started-with-the-linux-cli"/></text:h>
      <text:h text:style-name="Heading_20_2" text:outline-level="2" text:is-list-header="true"><text:bookmark-start text:name="introduction"/>Introduction<text:bookmark-end text:name="introduction"/></text:h>
      <text:h text:style-name="Heading_20_3" text:outline-level="3"><text:bookmark-start text:name="understanding-the-linux-cli"/>Understanding the Linux CLI<text:bookmark-end text:name="understanding-the-linux-cli"/></text:h>
      <text:p text:style-name="First_20_paragraph">The <text:span text:style-name="T1">Command Line Interface (CLI)</text:span>, often referred to as the terminal or console, is a text-based interface used to interact with your computer. Instead of clicking on icons and menus like you would in a Graphical User Interface (GUI), you type commands to tell the system what you want to do.</text:p>
      <text:p text:style-name="Text_20_body">Think of it this way:</text:p>
      <text:list xml:id="list3155555529" text:style-name="L6">
        <text:list-item>
          <text:p text:style-name="P6"><text:span text:style-name="T1">GUI (Graphical User Interface)</text:span>: This is like driving a car with a steering wheel, pedals, and a dashboard. You see visual representations of what you're doing, and you use physical controls to operate the car. It's intuitive for everyday tasks.</text:p>
        </text:list-item>
        <text:list-item>
          <text:p text:style-name="P6"><text:span text:style-name="T1">CLI (Command Line Interface)</text:span>: This is like being a pit crew member in a race. You're using precise, direct instructions to make very specific adjustments quickly and efficiently. It might seem less intuitive at first, but it offers immense power, speed, and precision, especially for repetitive tasks or when managing remote servers without a graphical environment.</text:p>
        </text:list-item>
      </text:list>
      <text:p text:style-name="First_20_paragraph">For system administrators, the CLI is indispensable because it:</text:p>
      <text:list xml:id="list3604566420" text:style-name="L7">
        <text:list-item>
          <text:p text:style-name="P7"><text:span text:style-name="T1">Enables automation</text:span>: You can write scripts to perform complex tasks automatically.</text:p>
        </text:list-item>
        <text:list-item>
          <text:p text:style-name="P7"><text:span text:style-name="T1">Provides remote access</text:span>: Most servers are managed remotely via SSH, which is a CLI-based connection.</text:p>
        </text:list-item>
        <text:list-item>
          <text:p text:style-name="P7"><text:span text:style-name="T1">Offers fine-grained control</text:span>: You can perform operations that are simply not possible through a GUI.</text:p>
        </text:list-item>
        <text:list-item>
          <text:p text:style-name="P7"><text:span text:style-name="T1">Consumes fewer resources</text:span>: This is vital for servers where every bit of performance counts.</text:p>
        </text:list-item>
      </text:list>
      <text:p text:style-name="First_20_paragraph">Now that we know <text:span text:style-name="T2">what</text:span> the CLI is, let's look at <text:span text:style-name="T2">how</text:span> we actually use it. Every command you type into the terminal generally follows a simple structure:</text:p>
      <text:p text:style-name="Preformatted_20_Text"><text:span text:style-name="BuiltInTok">command</text:span><text:span text:style-name="NormalTok"> </text:span><text:span text:style-name="PreprocessorTok">[</text:span><text:span text:style-name="SpecialStringTok">options</text:span><text:span text:style-name="PreprocessorTok">]</text:span><text:span text:style-name="NormalTok"> </text:span><text:span text:style-name="PreprocessorTok">[</text:span><text:span text:style-name="SpecialStringTok">arguments</text:span><text:span text:style-name="PreprocessorTok">]</text:span> </text:p>
      <text:p text:style-name="First_20_paragraph"><text:span text:style-name="T1">Let's break this down</text:span>:</text:p>
      <text:list xml:id="list2746964094" text:style-name="L8">
        <text:list-item>
          <text:p text:style-name="P8"><text:span text:style-name="Source_5f_Text">command</text:span>: This is the core instruction you want the system to perform. For example, <text:span text:style-name="Source_5f_Text">ls</text:span> is a command to list files.</text:p>
        </text:list-item>
        <text:list-item>
          <text:p text:style-name="P8"><text:span text:style-name="Source_5f_Text">[options]</text:span> <text:span text:style-name="T1">(also known as flags or switches)</text:span>: These modify the behavior of the command. They usually start with one or two hyphens (e.g., <text:span text:style-name="Source_5f_Text">-l</text:span> or <text:span text:style-name="Source_5f_Text">--long</text:span>). For instance, if you want to see more details when listing files, you might use <text:span text:style-name="Source_5f_Text">ls -l</text:span>.</text:p>
        </text:list-item>
        <text:list-item>
          <text:p text:style-name="P8"><text:span text:style-name="Source_5f_Text">[arguments]</text:span>: These are the items the command will act upon. This could be a file name, a directory path, or some other input. For example, to list the contents of a specific directory, you'd use ls <text:span text:style-name="Source_5f_Text">/home/user/documents</text:span>.</text:p>
        </text:list-item>
      </text:list>
      <text:p text:style-name="First_20_paragraph"><text:soft-page-break/><text:span text:style-name="T1">How to access the terminal</text:span>:</text:p>
      <text:p text:style-name="Text_20_body">On most Linux distributions, you can access the terminal in a few common ways:</text:p>
      <text:list xml:id="list293049790" text:style-name="L9">
        <text:list-item>
          <text:p text:style-name="P9"><text:span text:style-name="T1">Applications Menu</text:span>: Look for "Terminal," "Konsole," "GNOME Terminal," or a similar icon in your applications menu.</text:p>
        </text:list-item>
        <text:list-item>
          <text:p text:style-name="P9"><text:span text:style-name="T1">Keyboard Shortcut</text:span>: A common shortcut is <text:span text:style-name="Source_5f_Text">Ctrl + Alt + T</text:span>.</text:p>
        </text:list-item>
        <text:list-item>
          <text:p text:style-name="P9"><text:span text:style-name="T1">Right-click</text:span>: In some desktop environments, you can right-click on the desktop or within a folder and select "Open Terminal Here."</text:p>
        </text:list-item>
      </text:list>
      <text:p text:style-name="First_20_paragraph">Once you open it, you'll see a prompt, typically ending with a <text:span text:style-name="Source_5f_Text">$</text:span> (for regular users) or <text:span text:style-name="Source_5f_Text">#</text:span> (for the root user), waiting for you to type your commands.</text:p>
      <text:h text:style-name="Heading_20_2" text:outline-level="2"><text:bookmark-start text:name="basic-navigation-and-file-management"/>Basic Navigation and File Management<text:bookmark-end text:name="basic-navigation-and-file-management"/></text:h>
      <text:p text:style-name="First_20_paragraph">The Linux file system is organized in a hierarchical structure, much like an upside-down tree, starting from the root directory (<text:span text:style-name="Source_5f_Text">/</text:span>). To interact with it, you'll need some essential navigation commands:</text:p>
      <text:list xml:id="list1592909798" text:style-name="L10">
        <text:list-item>
          <text:p text:style-name="P10"><text:span text:style-name="Source_5f_Text">pwd</text:span> <text:span text:style-name="T1">(Print Working Directory)</text:span>: This command tells you exactly where you are in the file system. It stands for "print working directory." If you ever feel lost, just type <text:span text:style-name="Source_5f_Text">pwd</text:span> and press Enter!</text:p>
          <text:list text:style-name="L11">
            <text:list-item>
              <text:p text:style-name="P11"><text:span text:style-name="T1">Example</text:span>: If you type <text:span text:style-name="Source_5f_Text">pwd</text:span> and it shows <text:span text:style-name="Source_5f_Text">/home/youruser</text:span>, it means you are currently in your home directory.</text:p>
            </text:list-item>
          </text:list>
        </text:list-item>
        <text:list-item>
          <text:p text:style-name="P10"><text:span text:style-name="Source_5f_Text">ls</text:span> <text:span text:style-name="T1">(List)</text:span>: This command lists the contents of a directory. It's like opening a folder in a GUI to see what files and subfolders are inside.</text:p>
          <text:list text:style-name="L12">
            <text:list-item>
              <text:p text:style-name="P12"><text:span text:style-name="T1">Example</text:span>:</text:p>
              <text:list text:style-name="L13">
                <text:list-item>
                  <text:p text:style-name="P13"><text:span text:style-name="Source_5f_Text">ls</text:span>: Lists the contents of your current directory.</text:p>
                </text:list-item>
                <text:list-item>
                  <text:p text:style-name="P13"><text:span text:style-name="Source_5f_Text">ls /home</text:span>: Lists the contents of the <text:span text:style-name="Source_5f_Text">/home</text:span> directory.</text:p>
                </text:list-item>
                <text:list-item>
                  <text:p text:style-name="P13"><text:span text:style-name="Source_5f_Text">ls -l</text:span>: This is a very common option! The <text:span text:style-name="Source_5f_Text">-l</text:span> stands for "long format," and it provides a detailed list, including file permissions, ownership, size, and modification date.</text:p>
                </text:list-item>
                <text:list-item>
                  <text:p text:style-name="P13"><text:span text:style-name="Source_5f_Text">ls -a</text:span>: Shows all files, including hidden ones (those that start with a <text:span text:style-name="Source_5f_Text">.</text:span>).</text:p>
                </text:list-item>
              </text:list>
            </text:list-item>
          </text:list>
        </text:list-item>
        <text:list-item>
          <text:p text:style-name="P10"><text:span text:style-name="Source_5f_Text">cd</text:span> <text:span text:style-name="T1">(Change Directory)</text:span>: This command allows you to change your current location (directory). It's how you "move" through the file system.</text:p>
          <text:list text:style-name="L14">
            <text:list-item>
              <text:p text:style-name="P14"><text:span text:style-name="T1">Example</text:span>:</text:p>
              <text:list text:style-name="L15">
                <text:list-item>
                  <text:p text:style-name="P15"><text:span text:style-name="Source_5f_Text">cd Documents</text:span>: Moves you into a directory named Documents within your current location.</text:p>
                </text:list-item>
                <text:list-item>
                  <text:p text:style-name="P15"><text:span text:style-name="Source_5f_Text">cd ..</text:span>: Moves you up one level to the parent directory.</text:p>
                </text:list-item>
                <text:list-item>
                  <text:p text:style-name="P15"><text:span text:style-name="Source_5f_Text">cd /var/log</text:span>: Moves you directly to the <text:span text:style-name="Source_5f_Text">/var/log</text:span> directory, regardless of where you currently are (this is an absolute path).</text:p>
                </text:list-item>
                <text:list-item>
                  <text:p text:style-name="P15"><text:span text:style-name="Source_5f_Text">cd ~</text:span>: Moves you directly to your home directory.</text:p>
                </text:list-item>
              </text:list>
            </text:list-item>
          </text:list>
        </text:list-item>
      </text:list>
      <text:p text:style-name="First_20_paragraph">These three commands are your bread and butter for getting around in the CLI.</text:p>
      <text:p text:style-name="Text_20_body"><text:soft-page-break/>Once you can navigate, the next logical step is to manipulate files and directories. Here are some of the most common commands:</text:p>
      <text:list xml:id="list1124132511" text:style-name="L16">
        <text:list-item>
          <text:p text:style-name="P16"><text:span text:style-name="Source_5f_Text">mkdir</text:span> <text:span text:style-name="T1">(Make Directory)</text:span>: This command is used to create new directories (folders).</text:p>
          <text:list text:style-name="L17">
            <text:list-item>
              <text:p text:style-name="P17"><text:span text:style-name="T1">Example</text:span>: <text:span text:style-name="Source_5f_Text">mkdir my_new_project</text:span> will create a directory named <text:span text:style-name="Source_5f_Text">my_new_project</text:span> in your current location. You can also create multiple directories or nested directories: <text:span text:style-name="Source_5f_Text">mkdir -p project/src/main</text:span> (the <text:span text:style-name="Source_5f_Text">-p</text:span> option creates parent directories if they don't exist).</text:p>
            </text:list-item>
          </text:list>
        </text:list-item>
        <text:list-item>
          <text:p text:style-name="P16"><text:span text:style-name="Source_5f_Text">touch</text:span> <text:span text:style-name="T1">(Create Empty File / Update Timestamp)</text:span>: While primarily used to update the access/modification times of files, touch is also commonly used to create new, empty files.</text:p>
          <text:list text:style-name="L18">
            <text:list-item>
              <text:p text:style-name="P18"><text:span text:style-name="T1">Example</text:span>: <text:span text:style-name="Source_5f_Text">touch report.txt</text:span> will create an empty file named <text:span text:style-name="Source_5f_Text">report.txt</text:span> in your current directory.</text:p>
            </text:list-item>
          </text:list>
        </text:list-item>
        <text:list-item>
          <text:p text:style-name="P16"><text:span text:style-name="Source_5f_Text">cp</text:span> <text:span text:style-name="T1">(Copy)</text:span>: This command copies files or directories from one location to another.</text:p>
          <text:list text:style-name="L19">
            <text:list-item>
              <text:p text:style-name="P19"><text:span text:style-name="T1">Example</text:span>:</text:p>
              <text:list text:style-name="L20">
                <text:list-item>
                  <text:p text:style-name="P20"><text:span text:style-name="Source_5f_Text">cp file1.txt file2.txt</text:span>: Copies <text:span text:style-name="Source_5f_Text">file1.txt</text:span> and names the copy <text:span text:style-name="Source_5f_Text">file2.txt</text:span> in the same directory.</text:p>
                </text:list-item>
                <text:list-item>
                  <text:p text:style-name="P20"><text:span text:style-name="Source_5f_Text">cp document.pdf /home/user/backups</text:span>: Copies <text:span text:style-name="Source_5f_Text">document.pdf</text:span> to the <text:span text:style-name="Source_5f_Text">/home/user/backups</text:span> directory.</text:p>
                </text:list-item>
                <text:list-item>
                  <text:p text:style-name="P20"><text:span text:style-name="Source_5f_Text">cp -r my_folder /new/location</text:span>: The <text:span text:style-name="Source_5f_Text">-r</text:span> (recursive) option is crucial for copying directories and their contents.</text:p>
                </text:list-item>
              </text:list>
            </text:list-item>
          </text:list>
        </text:list-item>
        <text:list-item>
          <text:p text:style-name="P16"><text:span text:style-name="Source_5f_Text">mv</text:span> <text:span text:style-name="T1">(Move / Rename)</text:span>: This command moves files or directories from one location to another, or renames them.</text:p>
          <text:list text:style-name="L21">
            <text:list-item>
              <text:p text:style-name="P21">Example:</text:p>
              <text:list text:style-name="L22">
                <text:list-item>
                  <text:p text:style-name="P22"><text:span text:style-name="Source_5f_Text">mv old_name.txt new_name.txt</text:span>: Renames <text:span text:style-name="Source_5f_Text">old_name.txt</text:span> to <text:span text:style-name="Source_5f_Text">new_name.txt</text:span> in the same directory.</text:p>
                </text:list-item>
                <text:list-item>
                  <text:p text:style-name="P22"><text:span text:style-name="Source_5f_Text">mv invoice.pdf /archive</text:span>: Moves <text:span text:style-name="Source_5f_Text">invoice.pdf</text:span> to the <text:span text:style-name="Source_5f_Text">/archive</text:span> directory.</text:p>
                </text:list-item>
              </text:list>
            </text:list-item>
          </text:list>
        </text:list-item>
        <text:list-item>
          <text:p text:style-name="P16"><text:span text:style-name="Source_5f_Text">rm</text:span> <text:span text:style-name="T1">(Remove)</text:span>: This command is used to delete files or directories. <text:span text:style-name="T1">Use this command with extreme caution</text:span>, as deleted files are generally not recoverable, especially on a server without a trash bin!</text:p>
          <text:list text:style-name="L23">
            <text:list-item>
              <text:p text:style-name="P23"><text:span text:style-name="T1">Example</text:span>:</text:p>
              <text:list text:style-name="L24">
                <text:list-item>
                  <text:p text:style-name="P24"><text:span text:style-name="Source_5f_Text">rm unwanted_file.txt</text:span>: Deletes <text:span text:style-name="Source_5f_Text">unwanted_file.txt</text:span>.</text:p>
                </text:list-item>
                <text:list-item>
                  <text:p text:style-name="P24"><text:span text:style-name="Source_5f_Text">rm -r old_project_folder</text:span>: The <text:span text:style-name="Source_5f_Text">-r</text:span> (recursive) option is required to delete a directory and its contents.</text:p>
                </text:list-item>
                <text:list-item>
                  <text:p text:style-name="P24"><text:span text:style-name="Source_5f_Text">rm -f stubborn_file.txt</text:span>: The <text:span text:style-name="Source_5f_Text">-f</text:span> (force) option deletes without prompting for confirmation.</text:p>
                </text:list-item>
                <text:list-item>
                  <text:p text:style-name="P24"><text:span text:style-name="Source_5f_Text">rm -rf /some/path/to/delete</text:span>: This is a dangerous combination often jokingly referred to as the "forkbomb" for beginners. It forces the recursive deletion of everything under the specified path without confirmation. <text:span text:style-name="T1">Always double-check your path when using</text:span> <text:span text:style-name="Source_5f_Text">rm -rf</text:span>!</text:p>
                </text:list-item>
              </text:list>
            </text:list-item>
          </text:list>
        </text:list-item>
      </text:list>
      <text:p text:style-name="First_20_paragraph">Understanding these commands is vital for managing your system effectively.</text:p>
      <text:h text:style-name="Heading_20_3" text:outline-level="3"><text:bookmark-start text:name="absolute-and-relative-paths"/><text:soft-page-break/>Absolute and Relative Paths<text:bookmark-end text:name="absolute-and-relative-paths"/></text:h>
      <text:p text:style-name="First_20_paragraph">Think of paths like directions on a map.</text:p>
      <text:h text:style-name="Heading_20_4" text:outline-level="4"><text:bookmark-start text:name="absolute-paths"/>Absolute Paths<text:bookmark-end text:name="absolute-paths"/></text:h>
      <text:p text:style-name="First_20_paragraph">An <text:span text:style-name="T1">absolute path</text:span> is like giving someone directions starting from a major landmark that everyone knows, like the main entrance to a city (which is the root directory, <text:span text:style-name="Source_5f_Text">/</text:span>). It describes the exact location of a file or directory by starting from the root directory (<text:span text:style-name="Source_5f_Text">/</text:span>) and listing every directory in the hierarchy until it reaches the target.</text:p>
      <text:list xml:id="list4177323403" text:style-name="L25">
        <text:list-item>
          <text:p text:style-name="P25"><text:span text:style-name="T1">Always starts with a</text:span> <text:span text:style-name="Source_5f_Text">/</text:span> <text:span text:style-name="T1">(the root directory).</text:span></text:p>
        </text:list-item>
        <text:list-item>
          <text:p text:style-name="P25">It's a complete address, regardless of your current location.</text:p>
        </text:list-item>
      </text:list>
      <text:p text:style-name="First_20_paragraph"><text:span text:style-name="T1">Example</text:span>: If your current directory is <text:span text:style-name="Source_5f_Text">/home/yourusername</text:span>, and you want to refer to a file called hosts in the <text:span text:style-name="Source_5f_Text">/etc</text:span> directory, its absolute path would be <text:span text:style-name="Source_5f_Text">/etc/hosts</text:span>. No matter where you are in the filesystem, <text:span text:style-name="Source_5f_Text">/etc/hosts</text:span> will always refer to that specific file.</text:p>
      <text:h text:style-name="Heading_20_4" text:outline-level="4"><text:bookmark-start text:name="relative-paths"/>Relative Paths<text:bookmark-end text:name="relative-paths"/></text:h>
      <text:p text:style-name="First_20_paragraph">A <text:span text:style-name="T1">relative path</text:span>, on the other hand, is like giving directions from your current location. It describes the location of a file or directory in relation to your current working directory.</text:p>
      <text:list xml:id="list1653844607" text:style-name="L26">
        <text:list-item>
          <text:p text:style-name="P26"><text:span text:style-name="T1">Does not start with a</text:span> <text:span text:style-name="Source_5f_Text">/</text:span><text:span text:style-name="T1">.</text:span></text:p>
        </text:list-item>
        <text:list-item>
          <text:p text:style-name="P26">It depends on where you currently are in the filesystem.</text:p>
        </text:list-item>
      </text:list>
      <text:p text:style-name="First_20_paragraph">To use relative paths, you'll often use two special directory notations:</text:p>
      <text:list xml:id="list2403984311" text:style-name="L27">
        <text:list-item>
          <text:p text:style-name="P27"><text:span text:style-name="Source_5f_Text">.</text:span> <text:span text:style-name="T1">(a single dot)</text:span>: Represents the current directory.</text:p>
        </text:list-item>
        <text:list-item>
          <text:p text:style-name="P27"><text:span text:style-name="Source_5f_Text">..</text:span> <text:span text:style-name="T1">(two dots)</text:span>: Represents the parent directory (the directory one level up).</text:p>
        </text:list-item>
      </text:list>
      <text:p text:style-name="First_20_paragraph"><text:span text:style-name="T1">Examples</text:span>:</text:p>
      <text:p text:style-name="Text_20_body">Let's say your current working directory is <text:span text:style-name="Source_5f_Text">/home/yourusername</text:span>.</text:p>
      <text:list xml:id="list684390624" text:style-name="L28">
        <text:list-item>
          <text:p text:style-name="P28">To access a file called <text:span text:style-name="Source_5f_Text">report.txt</text:span> within <text:span text:style-name="Source_5f_Text">/home/yourusername</text:span>, you could just type <text:span text:style-name="Source_5f_Text">report.txt</text:span> (or <text:span text:style-name="Source_5f_Text">./report.txt</text:span> for clarity, though <text:span text:style-name="Source_5f_Text">./</text:span> is often implicit).</text:p>
        </text:list-item>
        <text:list-item>
          <text:p text:style-name="P28">To access a file called passwords located in <text:span text:style-name="Source_5f_Text">/etc</text:span> (the parent of <text:span text:style-name="Source_5f_Text">/home</text:span>'s parent), you could use cd <text:span text:style-name="Source_5f_Text">../../etc/passwords</text:span>. This means "go up one level (to <text:span text:style-name="Source_5f_Text">/home</text:span>), then up another level (to <text:span text:style-name="Source_5f_Text">/</text:span>), then into <text:span text:style-name="Source_5f_Text">etc</text:span>, and find <text:span text:style-name="Source_5f_Text">passwords</text:span>."</text:p>
        </text:list-item>
        <text:list-item>
          <text:p text:style-name="P28">If you're in <text:span text:style-name="Source_5f_Text">/home/yourusername</text:span>, and you have a subdirectory called <text:span text:style-name="Source_5f_Text">documents</text:span>, you could <text:span text:style-name="Source_5f_Text">cd documents</text:span> to enter it. The path documents is relative to your current location.</text:p>
        </text:list-item>
      </text:list>
      <text:h text:style-name="Heading_20_2" text:outline-level="2"><text:bookmark-start text:name="viewing-and-editing-files"/>Viewing and Editing Files<text:bookmark-end text:name="viewing-and-editing-files"/></text:h>
      <text:p text:style-name="First_20_paragraph">When you're working in the CLI, you often need to quickly view the content of text files, like log files, configuration files, or scripts. Here are some indispensable commands for doing just that:</text:p>
      <text:list xml:id="list4053471735" text:style-name="L29">
        <text:list-item>
          <text:p text:style-name="P29"><text:span text:style-name="Source_5f_Text">cat</text:span> <text:span text:style-name="T1">(Concatenate)</text:span>: This command displays the entire content of one or more files to your terminal. It's best for small files, as it will scroll rapidly if the file is large.</text:p>
          <text:list text:style-name="L30">
            <text:list-item>
              <text:p text:style-name="P30"><text:soft-page-break/><text:span text:style-name="T1">Example</text:span>: <text:span text:style-name="Source_5f_Text">cat my_notes.txt</text:span> will print the entire content of my_notes.txt to your screen.</text:p>
            </text:list-item>
          </text:list>
        </text:list-item>
        <text:list-item>
          <text:p text:style-name="P29"><text:span text:style-name="Source_5f_Text">less</text:span>: This is your go-to command for viewing larger files. Unlike <text:span text:style-name="Source_5f_Text">cat</text:span>, <text:span text:style-name="Source_5f_Text">less</text:span> allows you to scroll through the file content page by page, search for text, and navigate without loading the entire file into memory. It's much more efficient for system logs or lengthy configuration files.</text:p>
          <text:list text:style-name="L31">
            <text:list-item>
              <text:p text:style-name="P31"><text:span text:style-name="T1">How to use less</text:span>:</text:p>
              <text:list text:style-name="L32">
                <text:list-item>
                  <text:p text:style-name="P32"><text:span text:style-name="Source_5f_Text">less /var/log/syslog</text:span> opens the system log file.</text:p>
                </text:list-item>
                <text:list-item>
                  <text:p text:style-name="P32">Use the <text:span text:style-name="T1">arrow keys</text:span> or <text:span text:style-name="T1">Page Up/Page Down</text:span> to scroll.</text:p>
                </text:list-item>
                <text:list-item>
                  <text:p text:style-name="P32">Press <text:span text:style-name="Source_5f_Text">/</text:span> then type your search term and hit Enter to search forward.</text:p>
                </text:list-item>
                <text:list-item>
                  <text:p text:style-name="P32">Press <text:span text:style-name="Source_5f_Text">n</text:span> to go to the next search result.</text:p>
                </text:list-item>
                <text:list-item>
                  <text:p text:style-name="P32">Press <text:span text:style-name="Source_5f_Text">q</text:span> to quit less.</text:p>
                </text:list-item>
              </text:list>
            </text:list-item>
          </text:list>
        </text:list-item>
        <text:list-item>
          <text:p text:style-name="P29"><text:span text:style-name="Source_5f_Text">head</text:span>: This command displays the first 10 lines of a file by default. It's useful for quickly getting a sense of a file's structure or recent entries.</text:p>
          <text:list text:style-name="L33">
            <text:list-item>
              <text:p text:style-name="P33"><text:span text:style-name="T1">Example</text:span>: <text:span text:style-name="Source_5f_Text">head config.conf</text:span> shows the first 10 lines of <text:span text:style-name="Source_5f_Text">config.conf</text:span>. You can specify a different number of lines with the <text:span text:style-name="Source_5f_Text">-n</text:span> option: <text:span text:style-name="Source_5f_Text">head -n 5 access.log</text:span> will show the first 5 lines.</text:p>
            </text:list-item>
          </text:list>
        </text:list-item>
        <text:list-item>
          <text:p text:style-name="P29"><text:span text:style-name="Source_5f_Text">tail</text:span>: Opposite to head, this command displays the last 10 lines of a file by default. This is incredibly useful for monitoring log files in real-time, as new entries are always added to the end.</text:p>
          <text:list text:style-name="L34">
            <text:list-item>
              <text:p text:style-name="P34"><text:span text:style-name="T1">Example</text:span>:</text:p>
              <text:list text:style-name="L35">
                <text:list-item>
                  <text:p text:style-name="P35"><text:span text:style-name="Source_5f_Text">tail error.log</text:span> shows the last 10 lines of <text:span text:style-name="Source_5f_Text">error.log</text:span>.</text:p>
                </text:list-item>
                <text:list-item>
                  <text:p text:style-name="P35"><text:span text:style-name="Source_5f_Text">tail -n 20 debug.txt</text:span> shows the last 20 lines of <text:span text:style-name="Source_5f_Text">debug.txt</text:span>.</text:p>
                </text:list-item>
                <text:list-item>
                  <text:p text:style-name="P35"><text:span text:style-name="Source_5f_Text">tail -f /var/log/apache2/access.log</text:span>: The <text:span text:style-name="Source_5f_Text">-f</text:span> (follow) option is a system administrator's best friend! It keeps the file open and displays new lines as they are written to the file. This is perfect for watching logs live.</text:p>
                </text:list-item>
              </text:list>
            </text:list-item>
          </text:list>
        </text:list-item>
      </text:list>
      <text:p text:style-name="First_20_paragraph">These commands are essential tools for diagnosing issues, verifying configurations, and monitoring system activity.</text:p>
      <text:p text:style-name="Text_20_body">While there are many text editors available in the Linux CLI, two are particularly common: <text:span text:style-name="Source_5f_Text">nano</text:span> and <text:span text:style-name="Source_5f_Text">vim</text:span>. For beginners, <text:span text:style-name="Source_5f_Text">nano</text:span> is generally much easier to pick up, so we'll focus on that one. <text:span text:style-name="Source_5f_Text">vim</text:span> is extremely powerful once mastered, but has a steeper learning curve.</text:p>
      <text:list xml:id="list2888845612" text:style-name="L36">
        <text:list-item>
          <text:p text:style-name="P36"><text:span text:style-name="Source_5f_Text">nano</text:span>: This is a simple, user-friendly text editor that operates directly within your terminal. It's great for quick edits and for new users because it displays common commands at the bottom of the screen.</text:p>
          <text:list text:style-name="L37">
            <text:list-item>
              <text:p text:style-name="P37"><text:span text:style-name="T1">How to use</text:span> <text:span text:style-name="Source_5f_Text">nano</text:span>:</text:p>
              <text:list text:style-name="L38">
                <text:list-item>
                  <text:p text:style-name="P38"><text:span text:style-name="T1">To open a file for editing</text:span>: <text:span text:style-name="Source_5f_Text">nano my_config.txt</text:span>. If the file doesn't exist, <text:span text:style-name="Source_5f_Text">nano</text:span> will create it.</text:p>
                </text:list-item>
                <text:list-item>
                  <text:p text:style-name="P38">Once inside <text:span text:style-name="Source_5f_Text">nano</text:span>, you can type and edit text just like in a regular text editor.</text:p>
                </text:list-item>
                <text:list-item>
                  <text:p text:style-name="P38">At the bottom of the screen, you'll see a list of commands, usually preceded by <text:span text:style-name="Source_5f_Text">^</text:span> (which means <text:span text:style-name="Source_5f_Text">Ctrl</text:span> key).</text:p>
                  <text:list text:style-name="L39">
                    <text:list-item>
                      <text:p text:style-name="P39"><text:soft-page-break/><text:span text:style-name="Source_5f_Text">^X</text:span> <text:span text:style-name="T1">(Ctrl+X)</text:span>: Exit. When you press this, it will ask if you want to save changes.</text:p>
                    </text:list-item>
                    <text:list-item>
                      <text:p text:style-name="P39"><text:span text:style-name="Source_5f_Text">^O</text:span> <text:span text:style-name="T1">(Ctrl+O)</text:span>: Write Out (save) the current file.</text:p>
                    </text:list-item>
                    <text:list-item>
                      <text:p text:style-name="P39"><text:span text:style-name="Source_5f_Text">^K</text:span> <text:span text:style-name="T1">(Ctrl+K)</text:span>: Cut a line.</text:p>
                    </text:list-item>
                    <text:list-item>
                      <text:p text:style-name="P39"><text:span text:style-name="Source_5f_Text">^U</text:span> <text:span text:style-name="T1">(Ctrl+U)</text:span>: Uncut (paste) a line.</text:p>
                    </text:list-item>
                    <text:list-item>
                      <text:p text:style-name="P39"><text:span text:style-name="Source_5f_Text">^W</text:span> <text:span text:style-name="T1">(Ctrl+W)</text:span>: Where Is (search for text).</text:p>
                    </text:list-item>
                  </text:list>
                </text:list-item>
              </text:list>
            </text:list-item>
            <text:list-item>
              <text:p text:style-name="P37"><text:span text:style-name="T1">Example scenario</text:span>: Imagine you need to quickly change a setting in a server configuration file. You would use <text:span text:style-name="Source_5f_Text">nano /etc/apache2/apache2.conf</text:span> (assuming Apache is installed) to open it, make your edit, then use <text:span text:style-name="Source_5f_Text">Ctrl+O</text:span> to save and <text:span text:style-name="Source_5f_Text">Ctrl+X</text:span> to exit.</text:p>
            </text:list-item>
          </text:list>
        </text:list-item>
      </text:list>
      <text:p text:style-name="First_20_paragraph">Being able to edit files directly in the CLI is a fundamental skill for any system administrator. It allows you to manage server configurations without needing a graphical desktop environment.</text:p>
      <text:h text:style-name="Heading_20_2" text:outline-level="2"><text:bookmark-start text:name="permissions-and-ownership"/>Permissions and Ownership<text:bookmark-end text:name="permissions-and-ownership"/></text:h>
      <text:p text:style-name="First_20_paragraph">In Linux, every file and directory has associated permissions and ownership information. This is a fundamental security mechanism that determines who can read, write, or execute a file or directory.</text:p>
      <text:p text:style-name="Text_20_body">Think of it like keys to different rooms in a house:</text:p>
      <text:list xml:id="list1693845791" text:style-name="L40">
        <text:list-item>
          <text:p text:style-name="P40"><text:span text:style-name="T1">User (U</text:span>): This is the owner of the file or directory. They have their own set of permissions. Imagine this as the homeowner – they have their own set of keys to every room they own.</text:p>
        </text:list-item>
        <text:list-item>
          <text:p text:style-name="P40"><text:span text:style-name="T1">Group (G)</text:span>: This is a group of users. All users in this group share the same permissions for the file or directory. Think of this as family members living in the house – they might have a shared set of keys to common areas.</text:p>
        </text:list-item>
        <text:list-item>
          <text:p text:style-name="P40"><text:span text:style-name="T1">Others (O)</text:span>: This refers to everyone else on the system who is not the owner and not part of the file's group. This is like guests visiting the house – they might only have access to the living room or common areas.</text:p>
        </text:list-item>
      </text:list>
      <text:p text:style-name="First_20_paragraph">Each of these three categories (User, Group, Others) can have three types of permissions:</text:p>
      <text:list xml:id="list4089177912" text:style-name="L41">
        <text:list-item>
          <text:p text:style-name="P41"><text:span text:style-name="T1">Read (r)</text:span>: Allows viewing the contents of a file or listing the contents of a directory.</text:p>
        </text:list-item>
        <text:list-item>
          <text:p text:style-name="P41"><text:span text:style-name="T1">Write (w)</text:span>: Allows modifying a file or creating/deleting files within a directory.</text:p>
        </text:list-item>
        <text:list-item>
          <text:p text:style-name="P41"><text:span text:style-name="T1">Execute (x)</text:span>: Allows running a file (if it's a program or script) or entering a directory.</text:p>
        </text:list-item>
      </text:list>
      <text:p text:style-name="First_20_paragraph">When you use the <text:span text:style-name="Source_5f_Text">ls -l</text:span> command, you'll see a long string of characters at the beginning of each line, like <text:span text:style-name="Source_5f_Text">-rw-r--r--</text:span> or <text:span text:style-name="Source_5f_Text">drwxr-xr-x</text:span>. This string represents the permissions:</text:p>
      <text:p text:style-name="Preformatted_20_Text">- r w x r - x r - x</text:p>
      <text:p text:style-name="Preformatted_20_Text">^ ^ ^ ^ ^ ^ ^ ^ ^ ^</text:p>
      <text:p text:style-name="Preformatted_20_Text">| | | | | | | | | |</text:p>
      <text:p text:style-name="Preformatted_20_Text">| | | | | | | | | --- Others' execute</text:p>
      <text:p text:style-name="Preformatted_20_Text">| | | | | | | | ----- Others' read</text:p>
      <text:p text:style-name="Preformatted_20_Text">| | | | | | | ------- Others' permissions</text:p>
      <text:p text:style-name="Preformatted_20_Text">| | | | | | --------- Group's execute</text:p>
      <text:p text:style-name="Preformatted_20_Text">| | | | | ----------- Group's write</text:p>
      <text:p text:style-name="Preformatted_20_Text"><text:soft-page-break/>| | | | ------------- Group's read</text:p>
      <text:p text:style-name="Preformatted_20_Text">| | | --------------- Group's permissions</text:p>
      <text:p text:style-name="Preformatted_20_Text">| | ----------------- User's execute</text:p>
      <text:p text:style-name="Preformatted_20_Text">| ------------------- User's write</text:p>
      <text:p text:style-name="Preformatted_20_Text">-------------------- User's read</text:p>
      <text:p text:style-name="Preformatted_20_Text">-------------------- File type (d for directory, - for regular file)</text:p>
      <text:p text:style-name="First_20_paragraph">The first character (<text:span text:style-name="Source_5f_Text">-</text:span> or <text:span text:style-name="Source_5f_Text">d</text:span>) indicates if it's a regular file or a directory. The next nine characters are grouped into sets of three, representing permissions for the User, Group, and Others, respectively. A hyphen (<text:span text:style-name="Source_5f_Text">-</text:span>) means that permission is absent.</text:p>
      <text:p text:style-name="Text_20_body">Understanding permissions is crucial for securing your system and ensuring that only authorized users and processes can access or modify critical files.</text:p>
      <text:p text:style-name="Text_20_body">Now that you know what read, write, and execute permissions are, and how they apply to the user, group, and others, let's look at the commands used to modify them.</text:p>
      <text:list xml:id="list1720278286" text:style-name="L42">
        <text:list-item>
          <text:p text:style-name="P42"><text:span text:style-name="Source_5f_Text">chmod</text:span> <text:span text:style-name="T1">(Change Mode)</text:span>: This command changes the permissions of a file or directory. It's one of the most frequently used commands for managing file security. There are two main ways to use <text:span text:style-name="Source_5f_Text">chmod</text:span>:</text:p>
          <text:list text:style-name="L43">
            <text:list-item>
              <text:p text:style-name="P43">Symbolic Mode (Easier for Beginners): This method uses symbols to add or remove permissions.</text:p>
              <text:list text:style-name="L44">
                <text:list-item>
                  <text:p text:style-name="P44"><text:span text:style-name="Source_5f_Text">u</text:span>: user, <text:span text:style-name="Source_5f_Text">g</text:span>: group, <text:span text:style-name="Source_5f_Text">o</text:span>: others, <text:span text:style-name="Source_5f_Text">a</text:span>: all (user, group, others)</text:p>
                </text:list-item>
                <text:list-item>
                  <text:p text:style-name="P44"><text:span text:style-name="Source_5f_Text">+</text:span>: add permission, <text:span text:style-name="Source_5f_Text">-</text:span>: remove permission, <text:span text:style-name="Source_5f_Text">=</text:span>: set exact permission</text:p>
                </text:list-item>
                <text:list-item>
                  <text:p text:style-name="P44"><text:span text:style-name="Source_5f_Text">r</text:span>: read, <text:span text:style-name="Source_5f_Text">w</text:span>: write, <text:span text:style-name="Source_5f_Text">x</text:span>: execute</text:p>
                </text:list-item>
                <text:list-item>
                  <text:p text:style-name="P44"><text:span text:style-name="T1">Example</text:span>:</text:p>
                  <text:list text:style-name="L45">
                    <text:list-item>
                      <text:p text:style-name="P45"><text:span text:style-name="Source_5f_Text">chmod u+x myscript.sh</text:span>: Adds execute permission for the owner of <text:span text:style-name="Source_5f_Text">myscript.sh</text:span>. This is crucial for making a script runnable.</text:p>
                    </text:list-item>
                    <text:list-item>
                      <text:p text:style-name="P45"><text:span text:style-name="Source_5f_Text">chmod go-w sensitive.txt</text:span>: Removes write permission for the group and others on <text:span text:style-name="Source_5f_Text">sensitive.txt</text:span>.</text:p>
                    </text:list-item>
                    <text:list-item>
                      <text:p text:style-name="P45"><text:span text:style-name="Source_5f_Text">chmod o=r public_info.txt</text:span>: Sets others' permission to read-only for <text:span text:style-name="Source_5f_Text">public_info.txt</text:span>.</text:p>
                    </text:list-item>
                  </text:list>
                </text:list-item>
              </text:list>
            </text:list-item>
            <text:list-item>
              <text:p text:style-name="P43"><text:span text:style-name="T1">Numeric (Octal) Mode (More powerful, often used in scripting)</text:span>: Each permission has a numeric value:</text:p>
              <text:list text:style-name="L46">
                <text:list-item>
                  <text:p text:style-name="P46"><text:span text:style-name="Source_5f_Text">r</text:span> (read) = 4</text:p>
                </text:list-item>
                <text:list-item>
                  <text:p text:style-name="P46"><text:span text:style-name="Source_5f_Text">w</text:span> (write) = 2</text:p>
                </text:list-item>
                <text:list-item>
                  <text:p text:style-name="P46"><text:span text:style-name="Source_5f_Text">x</text:span> (execute) = 1</text:p>
                </text:list-item>
                <text:list-item>
                  <text:p text:style-name="P46">No permission = 0</text:p>
                </text:list-item>
              </text:list>
              <text:p text:style-name="P43">You add these values together for the user, group, and others. The most common permission sets are:</text:p>
              <text:list text:style-name="L47">
                <text:list-item>
                  <text:p text:style-name="P47"><text:span text:style-name="Source_5f_Text">7</text:span> (<text:span text:style-name="Source_5f_Text">rwx</text:span>) = 4 + 2 + 1 (read, write, execute)</text:p>
                </text:list-item>
                <text:list-item>
                  <text:p text:style-name="P47"><text:span text:style-name="Source_5f_Text">6</text:span> (<text:span text:style-name="Source_5f_Text">rw-</text:span>) = 4 + 2 + 0 (read, write)</text:p>
                </text:list-item>
                <text:list-item>
                  <text:p text:style-name="P47"><text:soft-page-break/><text:span text:style-name="Source_5f_Text">5</text:span> (<text:span text:style-name="Source_5f_Text">r-x</text:span>) = 4 + 0 + 1 (read, execute)</text:p>
                </text:list-item>
                <text:list-item>
                  <text:p text:style-name="P47"><text:span text:style-name="Source_5f_Text">4</text:span> (<text:span text:style-name="Source_5f_Text">r--</text:span>) = 4 + 0 + 0 (read only)</text:p>
                </text:list-item>
              </text:list>
              <text:p text:style-name="P43">So, a three-digit number like 755 means:</text:p>
              <text:list text:style-name="L48">
                <text:list-item>
                  <text:p text:style-name="P48">Owner: <text:span text:style-name="Source_5f_Text">7</text:span> (read, write, execute)</text:p>
                </text:list-item>
                <text:list-item>
                  <text:p text:style-name="P48">Group: <text:span text:style-name="Source_5f_Text">5</text:span> (read, execute)</text:p>
                </text:list-item>
                <text:list-item>
                  <text:p text:style-name="P48">Others: <text:span text:style-name="Source_5f_Text">5</text:span> (read, execute)</text:p>
                </text:list-item>
                <text:list-item>
                  <text:p text:style-name="P48"><text:span text:style-name="T1">Example</text:span>:</text:p>
                  <text:list text:style-name="L49">
                    <text:list-item>
                      <text:p text:style-name="P49"><text:span text:style-name="Source_5f_Text">chmod 755 myscript.sh</text:span>: Makes myscript.sh executable by everyone, but only writable by the owner. This is very common for scripts.</text:p>
                    </text:list-item>
                    <text:list-item>
                      <text:p text:style-name="P49"><text:span text:style-name="Source_5f_Text">chmod 644 mydocument.txt</text:span>: Allows the owner to read/write, and group/others to only read.</text:p>
                    </text:list-item>
                  </text:list>
                </text:list-item>
              </text:list>
            </text:list-item>
          </text:list>
        </text:list-item>
        <text:list-item>
          <text:p text:style-name="P42"><text:span text:style-name="Source_5f_Text">chown</text:span> <text:span text:style-name="T1">(Change Owner)</text:span>: This command changes the owner of a file or directory. Only the root user (or a user with sudo privileges) can change ownership.</text:p>
          <text:list text:style-name="L50">
            <text:list-item>
              <text:p text:style-name="P50"><text:span text:style-name="T1">Example</text:span>: <text:span text:style-name="Source_5f_Text">chown newuser file.txt</text:span> changes the owner of <text:span text:style-name="Source_5f_Text">file.txt</text:span> to <text:span text:style-name="Source_5f_Text">newuser</text:span>.</text:p>
            </text:list-item>
            <text:list-item>
              <text:p text:style-name="P50"><text:span text:style-name="Source_5f_Text">chown newuser:newgroup file.txt</text:span> changes both the owner to newuser and the group to <text:span text:style-name="Source_5f_Text">newgroup</text:span>.</text:p>
            </text:list-item>
            <text:list-item>
              <text:p text:style-name="P50"><text:span text:style-name="Source_5f_Text">chown -R newowner:newgroup /path/to/folder</text:span>: The <text:span text:style-name="Source_5f_Text">-R</text:span> (recursive) option is used to change ownership for a directory and all its contents.</text:p>
            </text:list-item>
          </text:list>
        </text:list-item>
        <text:list-item>
          <text:p text:style-name="P42"><text:span text:style-name="Source_5f_Text">chgrp</text:span> <text:span text:style-name="T1">(Change Group)</text:span>: This command changes the group ownership of a file or directory.</text:p>
          <text:list text:style-name="L51">
            <text:list-item>
              <text:p text:style-name="P51"><text:span text:style-name="T1">Example</text:span>: <text:span text:style-name="Source_5f_Text">chgrp managers report.csv</text:span> changes the group owner of <text:span text:style-name="Source_5f_Text">report.csv</text:span> to <text:span text:style-name="Source_5f_Text">managers</text:span>.</text:p>
            </text:list-item>
          </text:list>
        </text:list-item>
      </text:list>
      <text:p text:style-name="First_20_paragraph">These commands are fundamental for managing access control on your Linux system. Misconfigured permissions are a common source of security vulnerabilities and operational issues, so understanding them is key.</text:p>
      <text:h text:style-name="Heading_20_2" text:outline-level="2"><text:bookmark-start text:name="package-management-basic"/>Package Management (Basic)<text:bookmark-end text:name="package-management-basic"/></text:h>
      <text:p text:style-name="First_20_paragraph">Imagine you want to install a new application on your computer. In Windows, you might download an <text:span text:style-name="Source_5f_Text">.exe</text:span> file and run an installer. On a Mac, you might drag an application to your Applications folder. In Linux, we primarily use package managers.</text:p>
      <text:p text:style-name="Text_20_body">A <text:span text:style-name="T1">package manager</text:span> is a collection of software tools that automates the process of installing, upgrading, configuring, and removing computer programs for a computer's operating system in a consistent manner. It handles all the complex dependencies (other software that your new application needs to run) so you don't have to worry about them.</text:p>
      <text:p text:style-name="Text_20_body">Think of it like a highly organized app store, but for your entire operating system and all its components. Instead of hunting for individual pieces of software, you tell the package manager what you need, and it fetches it from trusted software repositories (like vast online libraries of <text:soft-page-break/>programs).</text:p>
      <text:p text:style-name="Text_20_body">There are different package managers depending on the Linux distribution you're using. The two most common families are:</text:p>
      <text:list xml:id="list632377951" text:style-name="L52">
        <text:list-item>
          <text:p text:style-name="P52"><text:span text:style-name="Source_5f_Text">apt</text:span> <text:span text:style-name="T1">(Advanced Package Tool)</text:span>: Used by Debian-based distributions like Ubuntu, Debian, and Linux Mint. This is what we'll primarily focus on, as Ubuntu is very popular.</text:p>
        </text:list-item>
        <text:list-item>
          <text:p text:style-name="P52"><text:span text:style-name="Source_5f_Text">yum</text:span> <text:span text:style-name="T1">(Yellowdog Updater, Modified) /</text:span> <text:span text:style-name="Source_5f_Text">dnf</text:span> <text:span text:style-name="T1">(Dandified YUM)</text:span>: Used by Red Hat-based distributions like CentOS, Fedora, and Red Hat Enterprise Linux (RHEL). <text:span text:style-name="Source_5f_Text">dnf</text:span> is the newer generation of <text:span text:style-name="Source_5f_Text">yum</text:span>.</text:p>
        </text:list-item>
      </text:list>
      <text:p text:style-name="First_20_paragraph">Using a package manager ensures that software is installed correctly, dependencies are met, and updates are handled smoothly, which is crucial for maintaining a stable and secure server environment.</text:p>
      <text:p text:style-name="Text_20_body">Using <text:span text:style-name="Source_5f_Text">apt</text:span> to manage software is straightforward. Remember that most package management operations require superuser privileges, so you'll often preface these commands with <text:span text:style-name="Source_5f_Text">sudo</text:span> (which stands for "superuser do"). When you use <text:span text:style-name="Source_5f_Text">sudo</text:span>, the system will prompt you for your password, not the root user's password.</text:p>
      <text:p text:style-name="Text_20_body">Here are the essential <text:span text:style-name="Source_5f_Text">apt</text:span> commands:</text:p>
      <text:list xml:id="list794719540" text:style-name="L53">
        <text:list-item>
          <text:p text:style-name="P53"><text:span text:style-name="Source_5f_Text">sudo apt update</text:span>:</text:p>
          <text:list text:style-name="L54">
            <text:list-item>
              <text:p text:style-name="P54"><text:span text:style-name="T1">Purpose</text:span>: This command downloads the latest package information from the repositories. It doesn't install or upgrade any software, but it updates your system's "index" of available packages and their versions. Think of it like refreshing the catalog at a library before you look for books.</text:p>
            </text:list-item>
            <text:list-item>
              <text:p text:style-name="P54"><text:span text:style-name="T1">When to use</text:span>: Always run <text:span text:style-name="Source_5f_Text">sudo apt update</text:span> before installing new software or upgrading existing ones to ensure you're getting the latest versions available.</text:p>
            </text:list-item>
          </text:list>
        </text:list-item>
        <text:list-item>
          <text:p text:style-name="P53"><text:span text:style-name="Source_5f_Text">sudo apt upgrade</text:span>:</text:p>
          <text:list text:style-name="L55">
            <text:list-item>
              <text:p text:style-name="P55"><text:span text:style-name="T1">Purpose</text:span>: This command actually installs newer versions of all packages that are already installed on your system, based on the updated information from <text:span text:style-name="Source_5f_Text">apt update</text:span>.</text:p>
            </text:list-item>
            <text:list-item>
              <text:p text:style-name="P55"><text:span text:style-name="T1">When to use</text:span>: Regularly to keep your system and its software secure and up-to-date.</text:p>
            </text:list-item>
          </text:list>
        </text:list-item>
        <text:list-item>
          <text:p text:style-name="P53"><text:span text:style-name="Source_5f_Text">sudo apt install [package_name]</text:span>:</text:p>
          <text:list text:style-name="L56">
            <text:list-item>
              <text:p text:style-name="P56"><text:span text:style-name="T1">Purpose</text:span>: This command installs a new package (software application) onto your system. The package manager will automatically resolve and install any dependencies.</text:p>
            </text:list-item>
            <text:list-item>
              <text:p text:style-name="P56"><text:span text:style-name="T1">Example</text:span>: <text:span text:style-name="Source_5f_Text">sudo apt install htop</text:span> will install the <text:span text:style-name="Source_5f_Text">htop</text:span> utility, which is a great interactive process viewer for the terminal.</text:p>
            </text:list-item>
            <text:list-item>
              <text:p text:style-name="P56"><text:span text:style-name="T1">Fun Fact</text:span>: You can install multiple packages at once by listing them: <text:span text:style-name="Source_5f_Text">sudo apt install package1 package2 package3</text:span>.</text:p>
            </text:list-item>
          </text:list>
        </text:list-item>
        <text:list-item>
          <text:p text:style-name="P53"><text:span text:style-name="Source_5f_Text">sudo apt remove [package_name]</text:span>:</text:p>
          <text:list text:style-name="L57">
            <text:list-item>
              <text:p text:style-name="P57"><text:span text:style-name="T1">Purpose</text:span>: This command uninstalls a specified package. It removes the software but often leaves behind configuration files.</text:p>
            </text:list-item>
            <text:list-item>
              <text:p text:style-name="P57"><text:soft-page-break/><text:span text:style-name="T1">Example</text:span>: <text:span text:style-name="Source_5f_Text">sudo apt remove htop</text:span> will remove the <text:span text:style-name="Source_5f_Text">htop</text:span> utility.</text:p>
            </text:list-item>
          </text:list>
        </text:list-item>
        <text:list-item>
          <text:p text:style-name="P53"><text:span text:style-name="Source_5f_Text">sudo apt purge [package_name]</text:span>:</text:p>
          <text:list text:style-name="L58">
            <text:list-item>
              <text:p text:style-name="P58"><text:span text:style-name="T1">Purpose</text:span>: Similar to <text:span text:style-name="Source_5f_Text">remove</text:span>, but <text:span text:style-name="Source_5f_Text">purge</text:span> also deletes all configuration files associated with the package. This is useful for a clean removal.</text:p>
            </text:list-item>
            <text:list-item>
              <text:p text:style-name="P58"><text:span text:style-name="T1">When to use</text:span>: When you want to completely get rid of a package and all its traces.</text:p>
            </text:list-item>
          </text:list>
        </text:list-item>
        <text:list-item>
          <text:p text:style-name="P53"><text:span text:style-name="Source_5f_Text">sudo apt autoremove</text:span>:</text:p>
          <text:list text:style-name="L59">
            <text:list-item>
              <text:p text:style-name="P59"><text:span text:style-name="T1">Purpose</text:span>: This command removes packages that were installed as dependencies for other software but are no longer needed. It helps keep your system clean.</text:p>
            </text:list-item>
            <text:list-item>
              <text:p text:style-name="P59"><text:span text:style-name="T1">When to use</text:span>: Periodically to free up disk space.</text:p>
            </text:list-item>
          </text:list>
        </text:list-item>
      </text:list>
      <text:p text:style-name="First_20_paragraph">Mastering these apt commands will give you the power to manage virtually all software on your Linux system, which is a cornerstone of system administr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5:13:57Z</meta:creation-date>
    <dc:date>2025-06-10T11:46:36.340294564</dc:date>
    <meta:editing-duration>PT1M17S</meta:editing-duration>
    <meta:editing-cycles>1</meta:editing-cycles>
    <meta:document-statistic meta:table-count="0" meta:image-count="0" meta:object-count="0" meta:page-count="10" meta:paragraph-count="205" meta:word-count="3534" meta:character-count="20593" meta:non-whitespace-character-count="17400"/>
  </office:meta>
</office:document-meta>
</file>